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Consolas" svg:font-family="Consolas, 'Courier New', monospace"/>
    <style:font-face style:name="Courier" svg:font-family="Courier"/>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skListwithDependencies" style:family="table">
      <style:table-properties style:width="6.925in" table:align="margins"/>
    </style:style>
    <style:style style:name="TaskListwithDependencies.A" style:family="table-column">
      <style:table-column-properties style:column-width="3.4625in" style:rel-column-width="32767*"/>
    </style:style>
    <style:style style:name="TaskListwithDependencies.B" style:family="table-column">
      <style:table-column-properties style:column-width="3.4625in" style:rel-column-width="32768*"/>
    </style:style>
    <style:style style:name="TaskListwithDependenci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skListwithDependencies.B1" style:family="table-cell">
      <style:table-cell-properties fo:background-color="transparent" fo:padding="0.0382in" fo:border="0.5pt solid #000000" style:writing-mode="page">
        <style:background-image/>
      </style:table-cell-properties>
    </style:style>
    <style:style style:name="TaskListwithDependenci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skListwithDependenci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261a9" officeooo:paragraph-rsid="000261a9"/>
    </style:style>
    <style:style style:name="P2" style:family="paragraph" style:parent-style-name="Standard">
      <style:text-properties officeooo:rsid="000261a9" officeooo:paragraph-rsid="0016d974"/>
    </style:style>
    <style:style style:name="P3" style:family="paragraph" style:parent-style-name="Standard">
      <style:text-properties officeooo:rsid="00082e03" officeooo:paragraph-rsid="00082e03"/>
    </style:style>
    <style:style style:name="P4" style:family="paragraph" style:parent-style-name="Standard">
      <style:paragraph-properties style:line-height-at-least="0.198in"/>
      <style:text-properties fo:color="#000000" style:font-name="Consolas" fo:font-size="10.5pt" fo:font-weight="normal" fo:background-color="#ffffff"/>
    </style:style>
    <style:style style:name="P5" style:family="paragraph" style:parent-style-name="Standard">
      <style:text-properties fo:color="#000000" style:font-name="Consolas" fo:font-size="10.5pt" fo:font-weight="normal" officeooo:rsid="00082e03" officeooo:paragraph-rsid="00082e03" fo:background-color="#ffffff"/>
    </style:style>
    <style:style style:name="P6" style:family="paragraph" style:parent-style-name="Standard">
      <style:text-properties officeooo:rsid="000a0fbe" officeooo:paragraph-rsid="000a0fbe"/>
    </style:style>
    <style:style style:name="P7" style:family="paragraph" style:parent-style-name="Standard">
      <style:text-properties officeooo:rsid="000ae391" officeooo:paragraph-rsid="000ae391"/>
    </style:style>
    <style:style style:name="P8" style:family="paragraph" style:parent-style-name="Standard">
      <style:text-properties officeooo:rsid="00113e61" officeooo:paragraph-rsid="00113e61"/>
    </style:style>
    <style:style style:name="P9" style:family="paragraph" style:parent-style-name="Standard">
      <style:text-properties officeooo:rsid="0013c43e" officeooo:paragraph-rsid="0013c43e"/>
    </style:style>
    <style:style style:name="P10" style:family="paragraph" style:parent-style-name="Standard">
      <style:text-properties officeooo:rsid="00204bff" officeooo:paragraph-rsid="00204bff"/>
    </style:style>
    <style:style style:name="P11" style:family="paragraph" style:parent-style-name="Standard">
      <style:text-properties fo:font-weight="bold" officeooo:rsid="002e9067" officeooo:paragraph-rsid="002e9067" style:font-weight-asian="bold" style:font-weight-complex="bold"/>
    </style:style>
    <style:style style:name="P12" style:family="paragraph" style:parent-style-name="Standard">
      <style:text-properties fo:font-weight="bold" officeooo:rsid="0043dac8" officeooo:paragraph-rsid="0043dac8" style:font-weight-asian="bold" style:font-weight-complex="bold"/>
    </style:style>
    <style:style style:name="P13" style:family="paragraph" style:parent-style-name="Standard">
      <style:text-properties fo:font-weight="bold" officeooo:rsid="004929d4" officeooo:paragraph-rsid="004929d4" style:font-weight-asian="bold" style:font-weight-complex="bold"/>
    </style:style>
    <style:style style:name="P14" style:family="paragraph" style:parent-style-name="Standard">
      <style:text-properties fo:font-weight="bold" officeooo:rsid="0051f6b1" officeooo:paragraph-rsid="0051f6b1" style:font-weight-asian="bold" style:font-weight-complex="bold"/>
    </style:style>
    <style:style style:name="P15" style:family="paragraph" style:parent-style-name="Standard">
      <style:text-properties officeooo:rsid="002f99cd" officeooo:paragraph-rsid="002f99cd"/>
    </style:style>
    <style:style style:name="P16" style:family="paragraph" style:parent-style-name="Standard">
      <style:text-properties officeooo:rsid="00304fcf" officeooo:paragraph-rsid="00304fcf"/>
    </style:style>
    <style:style style:name="P17" style:family="paragraph" style:parent-style-name="Standard">
      <style:text-properties officeooo:rsid="00343645" officeooo:paragraph-rsid="00343645"/>
    </style:style>
    <style:style style:name="P18" style:family="paragraph" style:parent-style-name="Standard">
      <style:text-properties officeooo:rsid="0034d777" officeooo:paragraph-rsid="0034d777"/>
    </style:style>
    <style:style style:name="P19" style:family="paragraph" style:parent-style-name="Standard">
      <style:text-properties officeooo:rsid="0034d777" officeooo:paragraph-rsid="004b4c13"/>
    </style:style>
    <style:style style:name="P20" style:family="paragraph" style:parent-style-name="Standard">
      <style:text-properties officeooo:rsid="00356e9a" officeooo:paragraph-rsid="00356e9a"/>
    </style:style>
    <style:style style:name="P21" style:family="paragraph" style:parent-style-name="Standard">
      <style:text-properties officeooo:rsid="00128ca6" officeooo:paragraph-rsid="00128ca6"/>
    </style:style>
    <style:style style:name="P22" style:family="paragraph" style:parent-style-name="Standard">
      <style:text-properties officeooo:rsid="00128ca6" officeooo:paragraph-rsid="00416bcc"/>
    </style:style>
    <style:style style:name="P23" style:family="paragraph" style:parent-style-name="Standard">
      <style:text-properties officeooo:rsid="00416bcc" officeooo:paragraph-rsid="00416bcc"/>
    </style:style>
    <style:style style:name="P24" style:family="paragraph" style:parent-style-name="Standard">
      <style:text-properties officeooo:rsid="002ff618" officeooo:paragraph-rsid="002ff618"/>
    </style:style>
    <style:style style:name="P25" style:family="paragraph" style:parent-style-name="Standard">
      <style:text-properties officeooo:rsid="00458019" officeooo:paragraph-rsid="00458019"/>
    </style:style>
    <style:style style:name="P26" style:family="paragraph" style:parent-style-name="Standard">
      <style:text-properties officeooo:rsid="004929d4" officeooo:paragraph-rsid="004929d4"/>
    </style:style>
    <style:style style:name="P27" style:family="paragraph" style:parent-style-name="Standard">
      <style:text-properties officeooo:rsid="004af3e9" officeooo:paragraph-rsid="004af3e9"/>
    </style:style>
    <style:style style:name="P28" style:family="paragraph" style:parent-style-name="Standard">
      <style:text-properties officeooo:rsid="0051f6b1" officeooo:paragraph-rsid="0051f6b1"/>
    </style:style>
    <style:style style:name="P29" style:family="paragraph" style:parent-style-name="Standard">
      <style:text-properties officeooo:rsid="00531364" officeooo:paragraph-rsid="00531364"/>
    </style:style>
    <style:style style:name="P30" style:family="paragraph" style:parent-style-name="Standard">
      <style:text-properties officeooo:rsid="0054308d" officeooo:paragraph-rsid="0054308d"/>
    </style:style>
    <style:style style:name="P31" style:family="paragraph" style:parent-style-name="Standard">
      <style:text-properties officeooo:rsid="005570ea" officeooo:paragraph-rsid="005570ea"/>
    </style:style>
    <style:style style:name="P32" style:family="paragraph" style:parent-style-name="Standard">
      <style:text-properties officeooo:rsid="004b4c13" officeooo:paragraph-rsid="004b4c13"/>
    </style:style>
    <style:style style:name="P33" style:family="paragraph" style:parent-style-name="Standard">
      <style:text-properties officeooo:rsid="005a9d8b" officeooo:paragraph-rsid="005a9d8b"/>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fo:letter-spacing="normal"/>
    </style:style>
    <style:style style:name="P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Courier" fo:font-size="10pt" fo:letter-spacing="normal" fo:language="en" fo:country="IN" fo:font-style="normal" fo:font-weight="normal"/>
    </style:style>
    <style:style style:name="P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style:style>
    <style:style style:name="P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fo:font-weight="normal" officeooo:rsid="003cbadd" officeooo:paragraph-rsid="003cbadd" style:font-weight-asian="normal" style:font-weight-complex="normal"/>
    </style:style>
    <style:style style:name="P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officeooo:rsid="0024dd7c" officeooo:paragraph-rsid="003db3d9"/>
    </style:style>
    <style:style style:name="P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fo:font-weight="bold" officeooo:rsid="003ca1e4" officeooo:paragraph-rsid="003ca1e4" style:font-weight-asian="bold" style:font-weight-complex="bold"/>
    </style:style>
    <style:style style:name="P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fo:font-weight="bold" officeooo:rsid="003cbadd" officeooo:paragraph-rsid="003cbadd" style:font-weight-asian="bold" style:font-weight-complex="bold"/>
    </style:style>
    <style:style style:name="P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officeooo:rsid="003cbadd" officeooo:paragraph-rsid="003cbadd"/>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fo:font-style="normal" fo:font-weight="normal" officeooo:rsid="003db3d9" officeooo:paragraph-rsid="003db3d9" style:font-style-asian="normal" style:font-weight-asian="normal" style:font-style-complex="normal" style:font-weight-complex="normal"/>
    </style:style>
    <style:style style:name="P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12pt" fo:letter-spacing="normal" fo:language="en" fo:country="IN" fo:font-style="normal" fo:font-weight="normal"/>
    </style:style>
    <style:style style:name="P44"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rsid="003db3d9" officeooo:paragraph-rsid="003db3d9" style:font-weight-asian="bold" style:font-weight-complex="bold"/>
    </style:style>
    <style:style style:name="P45"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fo:letter-spacing="normal" fo:font-style="italic" fo:font-weight="bold" officeooo:rsid="003cbadd" officeooo:paragraph-rsid="003cbadd" style:font-style-asian="italic" style:font-weight-asian="bold" style:font-style-complex="italic" style:font-weight-complex="bold"/>
    </style:style>
    <style:style style:name="P46" style:family="paragraph" style:parent-style-name="Standard">
      <style:paragraph-properties fo:margin-left="0in" fo:margin-right="0in" fo:text-indent="0in" style:auto-text-indent="false"/>
      <style:text-properties officeooo:rsid="00204bff" officeooo:paragraph-rsid="00204bff"/>
    </style:style>
    <style:style style:name="P47" style:family="paragraph" style:parent-style-name="Standard">
      <style:paragraph-properties fo:margin-left="0.4925in" fo:margin-right="0in" fo:text-indent="0in" style:auto-text-indent="false"/>
      <style:text-properties officeooo:rsid="00204bff" officeooo:paragraph-rsid="00204bff"/>
    </style:style>
    <style:style style:name="P48" style:family="paragraph" style:parent-style-name="Standard">
      <style:paragraph-properties fo:margin-left="0.4925in" fo:margin-right="0in" fo:text-indent="0in" style:auto-text-indent="false"/>
      <style:text-properties officeooo:rsid="00204bff" officeooo:paragraph-rsid="00211c79"/>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3e61" officeooo:paragraph-rsid="00113e6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13e61" officeooo:paragraph-rsid="00113e61"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italic" fo:font-weight="bold" style:font-style-asian="italic" style:font-weight-asian="bold" style:font-style-complex="italic" style:font-weight-complex="bold"/>
    </style:style>
    <style:style style:name="P53" style:family="paragraph" style:parent-style-name="Standard">
      <style:text-properties fo:font-weight="bold" officeooo:rsid="000c5587" officeooo:paragraph-rsid="000a0fbe" style:font-weight-asian="bold" style:font-weight-complex="bold"/>
    </style:style>
    <style:style style:name="T1" style:family="text">
      <style:text-properties style:font-name="Courier" fo:font-size="10pt" fo:language="en" fo:country="IN" fo:font-style="normal" fo:font-weight="normal"/>
    </style:style>
    <style:style style:name="T2" style:family="text">
      <style:text-properties fo:color="#ff0000"/>
    </style:style>
    <style:style style:name="T3" style:family="text">
      <style:text-properties fo:color="#0451a5"/>
    </style:style>
    <style:style style:name="T4" style:family="text">
      <style:text-properties fo:color="#09885a"/>
    </style:style>
    <style:style style:name="T5" style:family="text">
      <style:text-properties fo:color="#a31515"/>
    </style:style>
    <style:style style:name="T6" style:family="text">
      <style:text-properties fo:font-weight="bold" style:font-weight-asian="bold" style:font-weight-complex="bold"/>
    </style:style>
    <style:style style:name="T7" style:family="text">
      <style:text-properties fo:font-weight="bold" officeooo:rsid="000c5587" style:font-weight-asian="bold" style:font-weight-complex="bold"/>
    </style:style>
    <style:style style:name="T8" style:family="text">
      <style:text-properties fo:font-weight="bold" officeooo:rsid="0016d974" style:font-weight-asian="bold" style:font-weight-complex="bold"/>
    </style:style>
    <style:style style:name="T9" style:family="text">
      <style:text-properties fo:font-weight="bold" officeooo:rsid="003c1f04" style:font-weight-asian="bold" style:font-weight-complex="bold"/>
    </style:style>
    <style:style style:name="T10" style:family="text">
      <style:text-properties fo:font-weight="bold" officeooo:rsid="003f7ef8" style:font-weight-asian="bold" style:font-weight-complex="bold"/>
    </style:style>
    <style:style style:name="T11" style:family="text">
      <style:text-properties fo:font-weight="bold" officeooo:rsid="00416bcc" style:font-weight-asian="bold" style:font-weight-complex="bold"/>
    </style:style>
    <style:style style:name="T12" style:family="text">
      <style:text-properties fo:font-weight="bold" officeooo:rsid="004267dc" style:font-weight-asian="bold" style:font-weight-complex="bold"/>
    </style:style>
    <style:style style:name="T13" style:family="text">
      <style:text-properties officeooo:rsid="000c5587"/>
    </style:style>
    <style:style style:name="T14" style:family="text">
      <style:text-properties officeooo:rsid="0016d974"/>
    </style:style>
    <style:style style:name="T15" style:family="text">
      <style:text-properties fo:font-variant="normal" fo:text-transform="none" fo:color="#222222" fo:letter-spacing="normal" fo:font-style="normal" style:font-style-asian="normal" style:font-style-complex="normal"/>
    </style:style>
    <style:style style:name="T16"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17" style:family="text">
      <style:text-properties officeooo:rsid="002ff618"/>
    </style:style>
    <style:style style:name="T18" style:family="text">
      <style:text-properties officeooo:rsid="00325066"/>
    </style:style>
    <style:style style:name="T19" style:family="text">
      <style:text-properties fo:font-weight="normal" style:font-weight-asian="normal" style:font-weight-complex="normal"/>
    </style:style>
    <style:style style:name="T20" style:family="text">
      <style:text-properties officeooo:rsid="00508985"/>
    </style:style>
    <style:style style:name="T21" style:family="text">
      <style:text-properties officeooo:rsid="00531364"/>
    </style:style>
    <style:style style:name="T22" style:family="text">
      <style:text-properties fo:font-size="18pt" style:font-size-asian="18pt" style:font-size-complex="18pt"/>
    </style:style>
    <style:style style:name="T23" style:family="text">
      <style:text-properties officeooo:rsid="005a8586"/>
    </style:style>
    <style:style style:name="T24" style:family="text">
      <style:text-properties officeooo:rsid="005b58e6"/>
    </style:style>
    <style:style style:name="T25" style:family="text">
      <style:text-properties officeooo:rsid="005ef1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9">Problem:</text:span>  <text:span text:style-name="T25">SPIRENT Communications</text:span></text:p>
      <text:p text:style-name="P35">Design and implement a simple command orchestrator as follows:</text:p>
      <text:p text:style-name="P36"> </text:p>
      <text:p text:style-name="P35">1.  The commands should be input in a machine parsable format (JSON/XML).</text:p>
      <text:p text:style-name="P35">2.  The orchestrator should read the incoming command and execute them concurrently.</text:p>
      <text:p text:style-name="P35">3.  At any given time, the user should be able to see the current state of the orchestrator:</text:p>
      <text:p text:style-name="P36">      <text:span text:style-name="T1">a.  How many commands have been executed with completion status.</text:span></text:p>
      <text:p text:style-name="P36">      <text:span text:style-name="T1">b.  How many commands are in progress.</text:span></text:p>
      <text:p text:style-name="P36">      <text:span text:style-name="T1">c.  How many commands are pending.</text:span></text:p>
      <text:p text:style-name="P35">4.  Some commands might have inter-dependencies that should be expressible in the input to the orchestrator.</text:p>
      <text:p text:style-name="P36">      <text:span text:style-name="T1">a.  The orchestrator should honour such dependencies.</text:span></text:p>
      <text:p text:style-name="P36"> </text:p>
      <text:p text:style-name="P35">Other considerations:</text:p>
      <text:p text:style-name="P35">1.  Choose any high level programming language.</text:p>
      <text:p text:style-name="P35">2.  Provide a README explaining the code layout and general design considerations.</text:p>
      <text:p text:style-name="Standard"/>
      <text:p text:style-name="P43">1. I am planning to use C++ for the application. It doesn't have a json parser. Can I use open source parser for the same? <text:span text:style-name="T2">&gt;&gt; Absolutely.</text:span></text:p>
      <text:p text:style-name="P36"> </text:p>
      <text:p text:style-name="P36"> </text:p>
      <text:p text:style-name="P43">2. Is it really needed to execute the commands as such or an interface providing the execution result good enough? <text:span text:style-name="T2">&gt;&gt; That should be good enough</text:span>.</text:p>
      <text:p text:style-name="P36"> </text:p>
      <text:p text:style-name="P36"> </text:p>
      <text:p text:style-name="P43">3. Does the application need to print status on demand or at periodic interval or asynchronously when the command gets executed? <text:span text:style-name="T2">&gt;&gt; On-demand</text:span></text:p>
      <text:p text:style-name="P36"/>
      <text:p text:style-name="P39"><text:span text:style-name="T22">Solution</text:span>:</text:p>
      <text:p text:style-name="P41">A simple command orchestrator has been developed to satisfy the requirements. <text:span text:style-name="T20">This is developed in C and C++.</text:span></text:p>
      <text:p text:style-name="P41">The basic architecture looks like this:</text:p>
      <text:p text:style-name="P40">Command Input (using any HTTP Client - JSON)→ Command orchestrator (HTTP server on port 2710)</text:p>
      <text:p text:style-name="P37"/>
      <text:p text:style-name="P37">It accepts only two HTTP requests :</text:p>
      <text:p text:style-name="P37"><text:span text:style-name="T6">GET</text:span> – Use this request to get the current status of the orchestrator on demand</text:p>
      <text:p text:style-name="P37">A Sample output looks like this:</text:p>
      <text:p text:style-name="P45">Total commands executed: 10, passed = 10, failed=0</text:p>
      <text:p text:style-name="P52">Total commands in progress: 0, Pending = 0</text:p>
      <text:p text:style-name="P44"><text:soft-page-break/><text:span text:style-name="T15">POST</text:span><text:span text:style-name="T16"> – use this request to send the commands as JSON input</text:span></text:p>
      <text:p text:style-name="P42">On success, “Success” is returned and on failure “Invalid JSON input provided” message is returned.</text:p>
      <text:p text:style-name="P38"/>
      <text:p text:style-name="P3">Input Command format – <text:span text:style-name="T6">JSON</text:span></text:p>
      <text:p text:style-name="P10">Structure :</text:p>
      <text:p text:style-name="P10">{</text:p>
      <text:p text:style-name="P10">“Version”: &lt;Integer : 1&gt;,</text:p>
      <text:p text:style-name="P10"><text:s text:c="2"/>“Commands” : [</text:p>
      <text:p text:style-name="P48">{</text:p>
      <text:p text:style-name="P48">“No”: &lt;Integer&gt;,</text:p>
      <text:p text:style-name="P47">“Command” : &lt;String: Actual command&gt;</text:p>
      <text:p text:style-name="P47">“Dependency” : [ &lt;Integer command&gt;]</text:p>
      <text:p text:style-name="P48">}…</text:p>
      <text:p text:style-name="P48">{}</text:p>
      <text:p text:style-name="P46"><text:s text:c="2"/>]</text:p>
      <text:p text:style-name="P10">}</text:p>
      <text:p text:style-name="P10"/>
      <text:p text:style-name="P3">Sample format:</text:p>
      <text:p text:style-name="P5">{</text:p>
      <text:p text:style-name="P4"><text:span text:style-name="T3">"Version"</text:span>: <text:span text:style-name="T4">1</text:span>,</text:p>
      <text:p text:style-name="P4"><text:span text:style-name="T3">"Commands"</text:span>: [</text:p>
      <text:p text:style-name="P4">{</text:p>
      <text:p text:style-name="P4"><text:span text:style-name="T3">"No"</text:span> : <text:span text:style-name="T4">1</text:span>,</text:p>
      <text:p text:style-name="P4"><text:span text:style-name="T3">"command"</text:span>: <text:span text:style-name="T5">"ls"</text:span>,</text:p>
      <text:p text:style-name="P4"><text:span text:style-name="T3">"dependency"</text:span> : []</text:p>
      <text:p text:style-name="P4">},</text:p>
      <text:p text:style-name="P4">{</text:p>
      <text:p text:style-name="P4"><text:span text:style-name="T3">"No"</text:span> : <text:span text:style-name="T4">2</text:span>,</text:p>
      <text:p text:style-name="P4"><text:span text:style-name="T3">"command"</text:span>: <text:span text:style-name="T5">"sh"</text:span>,</text:p>
      <text:p text:style-name="P4"><text:span text:style-name="T3">"dependency"</text:span>: []</text:p>
      <text:p text:style-name="P4">},</text:p>
      <text:p text:style-name="P4">{</text:p>
      <text:p text:style-name="P4"><text:span text:style-name="T3">"No"</text:span> :<text:span text:style-name="T4">3</text:span>,</text:p>
      <text:p text:style-name="P4"><text:span text:style-name="T3">"command"</text:span>: <text:span text:style-name="T5">"sleep"</text:span>,</text:p>
      <text:p text:style-name="P4"><text:span text:style-name="T3">"dependency"</text:span>: [ <text:span text:style-name="T4">1</text:span>, <text:span text:style-name="T4">2</text:span> ]</text:p>
      <text:p text:style-name="P4">},</text:p>
      <text:p text:style-name="P4">{</text:p>
      <text:p text:style-name="P4"><text:span text:style-name="T3">"No"</text:span> : <text:span text:style-name="T4">4</text:span>,</text:p>
      <text:p text:style-name="P4"><text:span text:style-name="T3">"command"</text:span>: <text:span text:style-name="T5">"sh"</text:span>,</text:p>
      <text:p text:style-name="P4"><text:span text:style-name="T3">"dependency"</text:span>: [ <text:span text:style-name="T4">2</text:span>,<text:span text:style-name="T4">3</text:span> ]</text:p>
      <text:p text:style-name="P4">},</text:p>
      <text:p text:style-name="P4">{</text:p>
      <text:p text:style-name="P4"><text:span text:style-name="T3">"No"</text:span> : <text:span text:style-name="T4">5</text:span>,</text:p>
      <text:p text:style-name="P4"><text:span text:style-name="T3">"command"</text:span>: <text:span text:style-name="T5">"sh"</text:span>,</text:p>
      <text:p text:style-name="P4"><text:span text:style-name="T3">"dependency"</text:span>: [ <text:span text:style-name="T4">1</text:span> ]</text:p>
      <text:p text:style-name="P4">}]}</text:p>
      <text:p text:style-name="P53"/>
      <text:p text:style-name="P6"><text:soft-page-break/><text:span text:style-name="T7">Phase1</text:span><text:span text:style-name="T13">: </text:span>Parse the JSON (<text:span text:style-name="T10">Courtesy</text:span> : opensource <text:span text:style-name="T6">RapidJSON</text:span> library)</text:p>
      <text:p text:style-name="P6"/>
      <text:p text:style-name="P6"><text:span text:style-name="T6">Success</text:span> condition: Valid JSON according to V1 format</text:p>
      <text:p text:style-name="P6"/>
      <text:p text:style-name="P7"><text:span text:style-name="T6">Failure</text:span> Conditions: Multiple</text:p>
      <text:p text:style-name="P7">a) Invalid version string</text:p>
      <text:p text:style-name="P7">b) Non – conformance to the version V1</text:p>
      <text:p text:style-name="P7">c) Invalid JSON</text:p>
      <text:p text:style-name="P7">d) Non-existence of dependent commands</text:p>
      <text:p text:style-name="P7"/>
      <text:p text:style-name="P7">No commands are executed if the above errors are encountered.</text:p>
      <text:p text:style-name="P26">The command list is converted to a <text:span text:style-name="T6">graph</text:span> and is also checked for <text:span text:style-name="T19">cycles</text:span> using <text:span text:style-name="T6">Kahn’s</text:span> algorithm.</text:p>
      <text:p text:style-name="P7"/>
      <text:p text:style-name="P9"><text:span text:style-name="T6">Phase 2</text:span>: Create a graph for the input commands and topologically sort them <text:span text:style-name="T23">to identify cycles.</text:span></text:p>
      <text:p text:style-name="P33"><text:span text:style-name="T6">Phase 3</text:span>: Command Execution</text:p>
      <text:p text:style-name="P8">Consider the following list of tasks: </text:p>
      <table:table table:name="TaskListwithDependencies" table:style-name="TaskListwithDependencies">
        <table:table-column table:style-name="TaskListwithDependencies.A"/>
        <table:table-column table:style-name="TaskListwithDependencies.B"/>
        <table:table-row>
          <table:table-cell table:style-name="TaskListwithDependencies.A1" office:value-type="string">
            <text:p text:style-name="P51">Command</text:p>
          </table:table-cell>
          <table:table-cell table:style-name="TaskListwithDependencies.B1" office:value-type="string">
            <text:p text:style-name="P51">Dependencies</text:p>
          </table:table-cell>
        </table:table-row>
        <table:table-row>
          <table:table-cell table:style-name="TaskListwithDependencies.A2" office:value-type="string">
            <text:p text:style-name="P50">1</text:p>
          </table:table-cell>
          <table:table-cell table:style-name="TaskListwithDependencies.B2" office:value-type="string">
            <text:p text:style-name="P50">-</text:p>
          </table:table-cell>
        </table:table-row>
        <table:table-row>
          <table:table-cell table:style-name="TaskListwithDependencies.A2" office:value-type="string">
            <text:p text:style-name="P50">2</text:p>
          </table:table-cell>
          <table:table-cell table:style-name="TaskListwithDependencies.B2" office:value-type="string">
            <text:p text:style-name="P49">-</text:p>
          </table:table-cell>
        </table:table-row>
        <table:table-row>
          <table:table-cell table:style-name="TaskListwithDependencies.A2" office:value-type="string">
            <text:p text:style-name="P50">3</text:p>
          </table:table-cell>
          <table:table-cell table:style-name="TaskListwithDependencies.B2" office:value-type="string">
            <text:p text:style-name="P50">1, 2</text:p>
          </table:table-cell>
        </table:table-row>
        <table:table-row>
          <table:table-cell table:style-name="TaskListwithDependencies.A2" office:value-type="string">
            <text:p text:style-name="P50">4</text:p>
          </table:table-cell>
          <table:table-cell table:style-name="TaskListwithDependencies.B2" office:value-type="string">
            <text:p text:style-name="P50">2, 3</text:p>
          </table:table-cell>
        </table:table-row>
        <table:table-row>
          <table:table-cell table:style-name="TaskListwithDependencies.A2" office:value-type="string">
            <text:p text:style-name="P50">5</text:p>
          </table:table-cell>
          <table:table-cell table:style-name="TaskListwithDependencies.B2" office:value-type="string">
            <text:p text:style-name="P50">1</text:p>
          </table:table-cell>
        </table:table-row>
      </table:table>
      <text:p text:style-name="P21"/>
      <text:p text:style-name="P23">The command execution starts with commands having no dependencies and then the commands having dependency on already executed commands and so on until all the commands are executed.</text:p>
      <text:p text:style-name="P22"/>
      <text:p text:style-name="P9">There is no upper limit on the number of commands being executed in parallel. But, it is good idea to restrict them based on the availability of resources. For e.g. based on the number of logical processors on the system.</text:p>
      <text:p text:style-name="P9"/>
      <text:p text:style-name="P2"><text:span text:style-name="T8">Note</text:span><text:span text:style-name="T14">:</text:span></text:p>
      <text:p text:style-name="P2">Each command is executed by a thread. <text:span text:style-name="T14">With this implementation, there is a possibility that the command execution fails if the number of commands in any level exceeds the system resource limits.</text:span></text:p>
      <text:p text:style-name="P1"/>
      <text:p text:style-name="P13">Main Classes:</text:p>
      <text:p text:style-name="P27">Command – To store the individual command along with status and dependencies</text:p>
      <text:p text:style-name="P27">CommandGraph – Graph constructed from the command list</text:p>
      <text:p text:style-name="P27">CommandProcessor <text:s/>- This is the command orchestrator</text:p>
      <text:p text:style-name="P27">JSONReader – This is used for parsing the JSON</text:p>
      <text:p text:style-name="P26"/>
      <text:p text:style-name="P11">Data structures used:</text:p>
      <text:p text:style-name="P32">Mostly list, set and maps are used for storing the commands and other information</text:p>
      <text:p text:style-name="P19"/>
      <text:p text:style-name="P19"/>
      <text:p text:style-name="P19"/>
      <text:p text:style-name="P19"/>
      <text:p text:style-name="P19"><text:soft-page-break/><text:span text:style-name="T6">Command Execution status</text:span>:</text:p>
      <text:p text:style-name="P18">Passed</text:p>
      <text:p text:style-name="P18">Failed</text:p>
      <text:p text:style-name="P18">In progress</text:p>
      <text:p text:style-name="P18">Pending</text:p>
      <text:p text:style-name="P18"/>
      <text:p text:style-name="P20"><text:span text:style-name="T11">Command </text:span><text:span text:style-name="T6">State change</text:span> :</text:p>
      <text:p text:style-name="P20">Pending → In progress → <text:span text:style-name="T24">Completed</text:span></text:p>
      <text:p text:style-name="P20"/>
      <text:p text:style-name="P15"><text:span text:style-name="T12">Possible </text:span><text:span text:style-name="T6">Tests</text:span>:</text:p>
      <text:p text:style-name="P15">Invalid JSON - <text:span text:style-name="T17">Fail</text:span></text:p>
      <text:p text:style-name="P15">Valid JSON with unknown format - <text:span text:style-name="T17">Fail</text:span></text:p>
      <text:p text:style-name="P15">Correct JSON – <text:span text:style-name="T17">Pass</text:span></text:p>
      <text:p text:style-name="P17">Correct JSON with zero dependencies</text:p>
      <text:p text:style-name="P17">correct JSON with multiple dependencies</text:p>
      <text:p text:style-name="P15">Correct JSON with cyclic dependency – <text:span text:style-name="T17">Fail</text:span></text:p>
      <text:p text:style-name="P24">Unknown command – Fail</text:p>
      <text:p text:style-name="P24"/>
      <text:p text:style-name="P12">Not tested:</text:p>
      <text:p text:style-name="P16">Large number of commands (within system limits) in one JSON – Pass</text:p>
      <text:p text:style-name="P16">Large number of commands (more than system limits) in one JSON – <text:span text:style-name="T18">Pass</text:span></text:p>
      <text:p text:style-name="P16"/>
      <text:p text:style-name="P25">Usage of opensource components:</text:p>
      <text:p text:style-name="P25">I have used two opensource components as part of this assignment.</text:p>
      <text:p text:style-name="P25">1. RapidJSON – For parsing the JSON input</text:p>
      <text:p text:style-name="P25"><text:a xlink:type="simple" xlink:href="http://rapidjson.org/" text:style-name="Internet_20_link" text:visited-style-name="Visited_20_Internet_20_Link">http://rapidjson.org/</text:a> </text:p>
      <text:p text:style-name="P25"/>
      <text:p text:style-name="P25">2. mongoose – To host the HTTP server.</text:p>
      <text:p text:style-name="P25"><text:a xlink:type="simple" xlink:href="https://github.com/cesanta/mongoose" text:style-name="Internet_20_link" text:visited-style-name="Visited_20_Internet_20_Link">https://github.com/cesanta/mongoose</text:a> </text:p>
      <text:p text:style-name="P25"/>
      <text:p text:style-name="P25"/>
      <text:p text:style-name="P28"><text:span text:style-name="T6">Note</text:span>: The solution has been built on Windows using Visual Studio 2019 and tested only on Windows.</text:p>
      <text:p text:style-name="P28"/>
      <text:p text:style-name="P14">Source code layout:</text:p>
      <text:p text:style-name="P28"><text:span text:style-name="T21">Top level Folder: </text:span><text:span text:style-name="T6">CommandProcessor</text:span></text:p>
      <text:p text:style-name="P29">Source files: </text:p>
      <text:p text:style-name="P29">All Files with extension “*.h”, “*.c” and “*.cpp” under top level folder and</text:p>
      <text:p text:style-name="P29">the header files under rapidjson folder.</text:p>
      <text:p text:style-name="P29"><text:span text:style-name="T6">Testjson</text:span> directory contains the sample JSON files used for testing</text:p>
      <text:p text:style-name="P29"/>
      <text:p text:style-name="P29">All other files are generated for Visual studio compilation.</text:p>
      <text:p text:style-name="P29"/>
      <text:p text:style-name="P30">06/16/2019 <text:s/>11:59 PM <text:s text:c="12"/>1,791 command.cpp</text:p>
      <text:p text:style-name="P30">06/16/2019 <text:s/>11:59 PM <text:s text:c="12"/>3,417 command.h</text:p>
      <text:p text:style-name="P30">06/17/2019 <text:s/>12:04 AM <text:s text:c="12"/>1,684 commandprocessor.cpp</text:p>
      <text:p text:style-name="P30">06/16/2019 <text:s/>10:26 PM <text:s text:c="12"/>1,539 commandprocessor.h</text:p>
      <text:p text:style-name="P30">06/15/2019 <text:s/>06:09 PM <text:s text:c="12"/>1,450 CommandProcessor.sln</text:p>
      <text:p text:style-name="P30">06/17/2019 <text:s/>12:22 AM <text:s text:c="12"/>7,439 CommandProcessor.vcxproj</text:p>
      <text:p text:style-name="P30">06/17/2019 <text:s/>12:22 AM <text:s text:c="12"/>1,759 CommandProcessor.vcxproj.filters</text:p>
      <text:p text:style-name="P30"><text:soft-page-break/>06/15/2019 <text:s/>06:08 PM <text:s text:c="14"/>168 CommandProcessor.vcxproj.user</text:p>
      <text:p text:style-name="P30">06/17/2019 <text:s/>12:16 AM <text:s text:c="12"/>6,815 jsonreader.cpp</text:p>
      <text:p text:style-name="P30">06/16/2019 <text:s/>10:16 AM <text:s text:c="12"/>1,240 jsonreader.h</text:p>
      <text:p text:style-name="P30">06/17/2019 <text:s/>12:23 AM <text:s text:c="12"/>5,422 main.cpp</text:p>
      <text:p text:style-name="P30">06/15/2019 <text:s/>08:07 PM <text:s text:c="10"/>190,808 mongoose.c</text:p>
      <text:p text:style-name="P30">06/15/2019 <text:s/>08:08 PM <text:s text:c="11"/>15,402 mongoose.h</text:p>
      <text:p text:style-name="P30">06/15/2019 <text:s/>06:07 PM <text:s text:c="3"/>&lt;DIR&gt; <text:s text:c="9"/>rapidjson</text:p>
      <text:p text:style-name="P30">06/17/2019 <text:s/>12:49 AM <text:s text:c="11"/>22,732 ReadMe.odt</text:p>
      <text:p text:style-name="P30">06/17/2019 <text:s/>12:26 AM <text:s text:c="3"/>&lt;DIR&gt; <text:s text:c="9"/>testjson</text:p>
      <text:p text:style-name="P30"><text:s text:c="14"/>14 File(s) <text:s text:c="7"/>261,666 bytes</text:p>
      <text:p text:style-name="P30"/>
      <text:p text:style-name="P31">ReadMe.odt is the file containing the details about this project.</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Consolas" svg:font-family="Consolas, 'Courier New', monospace"/>
    <style:font-face style:name="Courier" svg:font-family="Courier"/>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19-09-20T12:09:08.141000000</dc:date>
    <meta:editing-duration>P1DT4H3M4S</meta:editing-duration>
    <meta:editing-cycles>86</meta:editing-cycles>
    <meta:document-statistic meta:table-count="1" meta:image-count="0" meta:object-count="0" meta:page-count="5" meta:paragraph-count="160" meta:word-count="922" meta:character-count="5996" meta:non-whitespace-character-count="4937"/>
  </office:meta>
</office:document-meta>
</file>